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ef5" officeooo:paragraph-rsid="0001f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wehfnweijfowekjgp[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iraj Sharma</meta:initial-creator>
    <meta:creation-date>2014-12-11T11:25:50.076610847</meta:creation-date>
    <dc:date>2014-12-11T11:26:25.038282405</dc:date>
    <dc:creator>Dhiraj Sharma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